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3.704cm" style:rel-column-width="14268*"/>
    </style:style>
    <style:style style:name="Table1.B" style:family="table-column">
      <style:table-column-properties style:column-width="13.309cm" style:rel-column-width="51267*"/>
    </style:style>
    <style:style style:name="Table2" style:family="table">
      <style:table-properties style:width="17.013cm" fo:margin-left="0cm" fo:margin-right="-0.012cm" table:align="margins"/>
    </style:style>
    <style:style style:name="Table2.A" style:family="table-column">
      <style:table-column-properties style:column-width="3.704cm" style:rel-column-width="14268*"/>
    </style:style>
    <style:style style:name="Table2.B" style:family="table-column">
      <style:table-column-properties style:column-width="13.309cm" style:rel-column-width="51267*"/>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P1"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2"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 fo:font-size="14pt" fo:font-weight="bold" style:font-size-asian="14pt" style:font-weight-asian="bold" style:font-name-complex="Tahoma4" style:font-size-complex="14pt" style:font-weight-complex="bold"/>
    </style:style>
    <style:style style:name="P3" style:family="paragraph" style:parent-style-name="Table_20_Contents">
      <style:paragraph-properties fo:margin-left="0cm" fo:margin-right="0cm" fo:margin-top="0.15cm" fo:margin-bottom="0.15cm" fo:line-height="125%" fo:text-indent="0cm" style:auto-text-indent="false" fo:background-color="transparent" style:shadow="none">
        <style:tab-stops/>
        <style:background-image/>
      </style:paragraph-properties>
    </style:style>
    <style:style style:name="P4" style:family="paragraph" style:parent-style-name="Standard" style:master-page-name="">
      <style:paragraph-properties fo:margin-left="0cm" fo:margin-right="0cm" fo:margin-top="0cm" fo:margin-bottom="0cm" fo:text-align="end" style:justify-single-word="false" fo:text-indent="0cm" style:auto-text-indent="false" style:page-number="auto"/>
      <style:text-properties style:font-name="Tahoma" fo:font-size="20pt" style:font-size-asian="20pt" style:font-size-complex="20pt"/>
    </style:style>
    <style:style style:name="P5"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Standard">
      <style:paragraph-properties fo:line-height="100%"/>
    </style:style>
    <style:style style:name="P9" style:family="paragraph" style:parent-style-name="Document_20_Title">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0"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11"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3"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4" style:family="paragraph" style:parent-style-name="Standard">
      <style:paragraph-properties fo:margin-top="0cm" fo:margin-bottom="0.199cm"/>
    </style:style>
    <style:style style:name="P15" style:family="paragraph" style:parent-style-name="Table_20_Contents">
      <style:text-properties style:language-asian="zh" style:country-asian="TW"/>
    </style:style>
    <style:style style:name="P16"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17"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Standard" style:list-style-name="L3">
      <style:paragraph-properties fo:text-align="start" style:justify-single-word="false"/>
    </style:style>
    <style:style style:name="P21" style:family="paragraph" style:parent-style-name="Standard" style:list-style-name="L4">
      <style:paragraph-properties fo:text-align="start" style:justify-single-word="false"/>
    </style:style>
    <style:style style:name="P22" style:family="paragraph" style:parent-style-name="Standard" style:list-style-name="L6">
      <style:paragraph-properties fo:text-align="start" style:justify-single-word="false"/>
    </style:style>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3">
      <style:paragraph-properties fo:margin-left="1.251cm" fo:margin-right="0cm" fo:margin-top="0cm" fo:margin-bottom="0.199cm" fo:text-align="start" style:justify-single-word="false" fo:text-indent="-0.635cm" style:auto-text-indent="false"/>
    </style:style>
    <style:style style:name="P26" style:family="paragraph" style:parent-style-name="Standard" style:list-style-name="L3">
      <style:paragraph-properties fo:margin-left="1.251cm" fo:margin-right="0cm" fo:margin-top="0cm" fo:margin-bottom="0.199cm" fo:line-height="100%" fo:text-align="start" style:justify-single-word="false" fo:text-indent="-0.635cm" style:auto-text-indent="false"/>
    </style:style>
    <style:style style:name="P27" style:family="paragraph" style:parent-style-name="Standard" style:list-style-name="L4">
      <style:paragraph-properties fo:margin-top="0cm" fo:margin-bottom="0.199cm" fo:text-align="start" style:justify-single-word="false"/>
    </style:style>
    <style:style style:name="P28" style:family="paragraph" style:parent-style-name="Standard" style:list-style-name="L5">
      <style:paragraph-properties fo:margin-top="0cm" fo:margin-bottom="0.199cm" fo:text-align="start" style:justify-single-word="false"/>
    </style:style>
    <style:style style:name="P29" style:family="paragraph" style:parent-style-name="Standard" style:list-style-name="L5">
      <style:paragraph-properties fo:margin-top="0cm" fo:margin-bottom="0.199cm"/>
    </style:style>
    <style:style style:name="P30" style:family="paragraph" style:parent-style-name="Standard" style:list-style-name="L5">
      <style:paragraph-properties fo:margin-top="0cm" fo:margin-bottom="0.199cm" fo:line-height="100%" fo:text-align="start" style:justify-single-word="false"/>
    </style:style>
    <style:style style:name="P31" style:family="paragraph" style:parent-style-name="Text_20_body_20_indent" style:list-style-name="Ordered_20_List"/>
    <style:style style:name="P32" style:family="paragraph" style:parent-style-name="Text_20_body_20_indent" style:list-style-name="L1"/>
    <style:style style:name="P33" style:family="paragraph" style:parent-style-name="Heading_20_1">
      <style:paragraph-properties fo:break-before="page"/>
    </style:style>
    <style:style style:name="P34" style:family="paragraph" style:parent-style-name="Heading_20_2">
      <style:paragraph-properties fo:break-before="page"/>
    </style:style>
    <style:style style:name="P35" style:family="paragraph" style:parent-style-name="Text_20_body" style:list-style-name="L2"/>
    <style:style style:name="P36" style:family="paragraph" style:parent-style-name="Text_20_body" style:list-style-name="Ordered_20_List"/>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language-asian="zh" style:country-asian="TW" style:font-style-asian="italic" style:font-weight-asian="bold" style:font-style-complex="italic" style:font-weight-complex="bold"/>
    </style:style>
    <style:style style:name="T6" style:family="text">
      <style:text-properties text:display="none"/>
    </style:style>
    <style:style style:name="T7" style:family="text">
      <style:text-properties fo:font-weight="normal" style:language-asian="zh" style:country-asian="TW" style:font-weight-asian="normal" style:font-weight-complex="normal"/>
    </style:style>
    <style:style style:name="T8" style:family="text">
      <style:text-properties style:font-name="Verdana" fo:font-size="10pt" style:font-size-asian="10pt" style:language-asian="zh" style:country-asian="T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prefix="("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5" text:anchor-type="paragraph" svg:x="0.127cm" svg:y="0.185cm" svg:width="6.165cm" svg:height="2.117cm" draw:z-index="7"><draw:image xlink:href="../images/2000009A000011C5000007882B1A34C6.jpg" xlink:type="simple" xlink:show="embed" xlink:actuate="onLoad"/></draw:frame></text:p>
      <text:p text:style-name="P1">SIMPLY RICH</text:p>
      <text:p text:style-name="P5">ZK<text:span text:style-name="T1">TM</text:span></text:p>
      <text:p text:style-name="P9"/>
      <text:p text:style-name="Document_20_Title">The Quick Start Guide</text:p>
      <text:p text:style-name="Document_20_SubTitle">Version 5.0.1</text:p>
      <text:p text:style-name="P2"/>
      <text:p text:style-name="P10">January 2010</text:p>
      <text:p text:style-name="P11">Potix Corporation</text:p>
      <text:p text:style-name="P6"/>
      <text:p text:style-name="P16"/>
      <text:p text:style-name="P17"/>
      <text:p text:style-name="P12">Copyright © Potix Corporation. All rights reserved.</text:p>
      <text:p text:style-name="P13">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3">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3">Potix Corporation reserves the right to make changes in the product design without reservation and without notification to its users.</text:p>
      <text:p text:style-name="P13">The Potix logo and ZK are trademarks of Potix Corporation.</text:p>
      <text:p text:style-name="P13">All other product names are trademarks, registered trademarks, or trade names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Before You Start<text:tab/>4</text:p>
          <text:p text:style-name="P19">New to the Servlet Container (aka., Java Web Server)<text:tab/>4</text:p>
          <text:p text:style-name="P19">New to Java Language<text:tab/>4</text:p>
          <text:p text:style-name="P18">1. Creating an Application from Scratch<text:tab/>5</text:p>
          <text:p text:style-name="P19">1. Environment Setup<text:tab/>5</text:p>
          <text:p text:style-name="P19">2. Step by Step Tutorial<text:tab/>7</text:p>
          <text:p text:style-name="P18">2. Creating an Application from Scratch (with IDE)<text:tab/>10</text:p>
          <text:p text:style-name="P19">Installing Eclipse IDE<text:tab/>10</text:p>
          <text:p text:style-name="P19">Installing ZK Studio<text:tab/>10</text:p>
          <text:p text:style-name="P19">Setup and Configure ZK Library<text:tab/>10</text:p>
          <text:p text:style-name="P19">Create a New Dynamic Web Project<text:tab/>14</text:p>
          <text:p text:style-name="P18">3. Running A Sample Application<text:tab/>22</text:p>
          <text:p text:style-name="P19">No Installation Required<text:tab/>22</text:p>
          <text:p text:style-name="P19">Installing Sample Application on Your Computer<text:tab/>22</text:p>
          <text:p text:style-name="P18">Appendix A. The Content of Binary Distribution<text:tab/>23</text:p>
          <text:p text:style-name="P19">/doc<text:tab/>23</text:p>
          <text:p text:style-name="P19">/dist/lib<text:tab/>23</text:p>
          <text:p text:style-name="P19">/dist/lib/zkforge<text:tab/>23</text:p>
          <text:p text:style-name="P19">/dist/lib/ext<text:tab/>24</text:p>
          <text:p text:style-name="P19">/dist/src<text:tab/>25</text:p>
          <text:p text:style-name="P19">/dist/xsd<text:tab/>25</text:p>
          <text:p text:style-name="P19">/dist/WEB-INF<text:tab/>25</text:p>
          <text:p text:style-name="P18">Appendix B. The Content of Demo Distribution<text:tab/>26</text:p>
          <text:p text:style-name="P19">/<text:tab/>26</text:p>
          <text:p text:style-name="P19">/zkdemo<text:tab/>26</text:p>
          <text:p text:style-name="P19">/MyApp<text:tab/>26</text:p>
        </text:index-body>
      </text:table-of-content>
      <text:h text:style-name="Heading_20_1" text:outline-level="1">Before You Start</text:h>
      <text:h text:style-name="Heading_20_2" text:outline-level="2">New to the Servlet Container (aka., Java Web Server)</text:h>
      <text:p text:style-name="Text_20_body">Before developing Web applications in Java (and running ZK demo in your machine), you have to install a Servlet container first. Apache Tomcat is one of the most popular Servlet containers. It is easy to install and use.</text:p>
      <table:table table:name="Table1" table:style-name="Table1">
        <table:table-column table:style-name="Table1.A"/>
        <table:table-column table:style-name="Table1.B"/>
        <table:table-header-rows>
          <table:table-row>
            <table:table-cell office:value-type="string">
              <text:p text:style-name="Table_20_Heading">Prerequisites</text:p>
            </table:table-cell>
            <table:table-cell office:value-type="string">
              <text:p text:style-name="Table_20_Heading">Description</text:p>
            </table:table-cell>
          </table:table-row>
        </table:table-header-rows>
        <table:table-row>
          <table:table-cell office:value-type="string">
            <text:p text:style-name="Table_20_Contents">Documentation</text:p>
          </table:table-cell>
          <table:table-cell office:value-type="string">
            <text:p text:style-name="Table_20_Contents"><text:a xlink:type="simple" xlink:href="http://tomcat.apache.org/tomcat-5.5-doc/index.html">http://tomcat.apache.org/tomcat-6.0-doc/index.html</text:a> </text:p>
          </table:table-cell>
        </table:table-row>
      </table:table>
      <text:h text:style-name="Heading_20_2" text:outline-level="2">New to Java Language</text:h>
      <text:p text:style-name="Text_20_body">You don't need to know Java to use ZK, since all rich user interface can be implemented in HTML-like markup language called ZUML. However, to complete a Web application, you or teammate need some basic knowledge about Java. Here are some good tutorial.</text:p>
      <table:table table:name="Table2" table:style-name="Table2">
        <table:table-column table:style-name="Table2.A"/>
        <table:table-column table:style-name="Table2.B"/>
        <table:table-header-rows>
          <table:table-row>
            <table:table-cell office:value-type="string">
              <text:p text:style-name="Table_20_Heading">Java</text:p>
            </table:table-cell>
            <table:table-cell office:value-type="string">
              <text:p text:style-name="Table_20_Heading">URLs</text:p>
            </table:table-cell>
          </table:table-row>
        </table:table-header-rows>
        <table:table-row>
          <table:table-cell office:value-type="string">
            <text:p text:style-name="Table_20_Contents">Language Basic</text:p>
          </table:table-cell>
          <table:table-cell office:value-type="string">
            <text:p text:style-name="Table_20_Contents"><text:a xlink:type="simple" xlink:href="http://java.sun.com/docs/books/tutorial/java/nutsandbolts/index.html">http://java.sun.com/docs/books/tutorial/java/nutsandbolts/index.html</text:a> </text:p>
          </table:table-cell>
        </table:table-row>
        <table:table-row>
          <table:table-cell office:value-type="string">
            <text:p text:style-name="Table_20_Contents">Class and Object</text:p>
          </table:table-cell>
          <table:table-cell office:value-type="string">
            <text:p text:style-name="Table_20_Contents"><text:a xlink:type="simple" xlink:href="http://java.sun.com/docs/books/tutorial/java/concepts/index.html">http://java.sun.com/docs/books/tutorial/java/concepts/index.html</text:a> </text:p>
            <text:p text:style-name="Table_20_Contents"><text:a xlink:type="simple" xlink:href="http://java.sun.com/docs/books/tutorial/java/javaOO/index.html">http://java.sun.com/docs/books/tutorial/java/javaOO/index.html</text:a> </text:p>
            <text:p text:style-name="Table_20_Contents"><text:a xlink:type="simple" xlink:href="http://java.sun.com/docs/books/tutorial/java/IandI/index.html">http://java.sun.com/docs/books/tutorial/java/IandI/index.html</text:a> </text:p>
          </table:table-cell>
        </table:table-row>
      </table:table>
      <text:p text:style-name="Text_20_body"/>
      <text:h text:style-name="Heading_20_2" text:outline-level="2"/>
      <text:h text:style-name="Heading_20_1" text:outline-level="1">1. Creating an Application from Scratch</text:h>
      <text:h text:style-name="Heading_20_2" text:outline-level="2">1. Environment<text:span text:style-name="T2"> Setup</text:span></text:h>
      <text:p text:style-name="Heading_20_3">Prerequisite</text:p>
      <text:p text:style-name="Text_20_body_20_indent">There are three softwares you need to download and install prior to use ZK Studio:</text:p>
      <text:p text:style-name="Heading_20_3">Installing Java SE Development Kit (JDK)</text:p>
      <text:list xml:id="list31174482" text:style-name="Ordered_20_List">
        <text:list-item text:start-value="1">
          <text:p text:style-name="P31">Download at</text:p>
        </text:list-item>
      </text:list>
      <text:p text:style-name="Text_20_body_20_indent">JDK 6:</text:p>
      <text:p text:style-name="Text_20_body_20_indent"><text:a xlink:type="simple" xlink:href="http://java.sun.com/javase/downloads/index.jsp">http://java.sun.com/javase/downloads/index.jsp</text:a> </text:p>
      <text:p text:style-name="Text_20_body_20_indent">JDK 5:</text:p>
      <text:p text:style-name="Text_20_body_20_indent"><text:a xlink:type="simple" xlink:href="http://java.sun.com/javase/downloads/index_jdk5.jsp">http://java.sun.com/javase/downloads/index_jdk5.jsp</text:a> </text:p>
      <text:list xml:id="list31217309" text:continue-numbering="true" text:style-name="Ordered_20_List">
        <text:list-item>
          <text:p text:style-name="P31">Select the "Java SE Development Kit (JDK)" to download, not JRE.</text:p>
        </text:list-item>
      </text:list>
      <text:p text:style-name="Text_20_body_20_indent">Installation Instructions:</text:p>
      <text:p text:style-name="Text_20_body_20_indent"><text:a xlink:type="simple" xlink:href="http://java.sun.com/javase/6/webnotes/install/index.html">http://java.sun.com/javase/6/webnotes/install/index.html</text:a> </text:p>
      <text:p text:style-name="Text_20_body_20_indent"><text:a xlink:type="simple" xlink:href="http://java.sun.com/j2se/1.5.0/install.html">http://java.sun.com/j2se/1.5.0/install.html</text:a> </text:p>
      <text:p text:style-name="Heading_20_3">Installing Application Server</text:p>
      <text:list xml:id="list31195785" text:continue-list="list31217309" text:style-name="Ordered_20_List">
        <text:list-item text:start-value="1">
          <text:p text:style-name="P31">Download <text:a xlink:type="simple" xlink:href="http://apache.stu.edu.tw/tomcat/tomcat-5/v5.5.27/bin/apache-tomcat-5.5.27.exe">Windows Service Installer</text:a> from the following url.</text:p>
          <text:p text:style-name="P31"><text:a xlink:type="simple" xlink:href="http://tomcat.apache.org/download-60.cgi">http://tomcat.apache.org/download-60.cgi</text:a> </text:p>
        </text:list-item>
        <text:list-item>
          <text:p text:style-name="P31">Double clicks apache-tomcat-6.0.18.exe to install Apache Tomcat </text:p>
        </text:list-item>
      </text:list>
      <text:p text:style-name="Text_20_body_20_indent">Notice: Suggest to setup the port number as <text:span text:style-name="T3">8080</text:span>.</text:p>
      <text:p text:style-name="Heading_20_3">Running Application Server</text:p>
      <text:p text:style-name="Text_20_body_20_indent">Here are the steps to see if Tomcat has been successfully installed</text:p>
      <text:list xml:id="list31171017" text:style-name="L1">
        <text:list-item text:start-value="1">
          <text:p text:style-name="P32">Start Tomcat by finding its start program in the Programs Menu (located in the Start menu). Look under Apache Tomcat 6.0 and select "Monitor Tomcat". Click the Start button to activates the server.</text:p>
          <text:p text:style-name="P32"><draw:frame draw:style-name="fr2" draw:name="graphics1" text:anchor-type="paragraph" svg:width="11.005cm" svg:height="10.502cm" draw:z-index="3"><draw:image xlink:href="../images/tomcat.png" xlink:type="simple" xlink:show="embed" xlink:actuate="onLoad"/></draw:frame><text:soft-page-break/></text:p>
        </text:list-item>
        <text:list-item>
          <text:p text:style-name="P32">Open a Web browser and type in the following URL:</text:p>
        </text:list-item>
      </text:list>
      <text:p text:style-name="Text_20_body_20_indent"><draw:frame draw:style-name="fr2" draw:name="graphics18" text:anchor-type="paragraph" svg:width="16cm" svg:height="13.538cm" draw:z-index="4"><draw:image xlink:href="../images/tomcat2.png" xlink:type="simple" xlink:show="embed" xlink:actuate="onLoad"/></draw:frame></text:p>
      <text:p text:style-name="Text_20_body_20_indent"><text:soft-page-break/>At this point, you should see the Tomcat home page, which is provided by the Tomcat Web server running on your computer. </text:p>
      <text:p text:style-name="Text_20_body_20_indent">To shut down your server and remove the Console window, select "Stop Tomcat" in the same menu of where you selected "Stop Tomcat".</text:p>
      <text:p text:style-name="Heading_20_3">Download ZK Libraries</text:p>
      <text:p text:style-name="Text_20_body_20_indent">You have to download the ZK binary libraries in order to run or develop the ZK Web Application. Please download in <text:a xlink:type="simple" xlink:href="http://www.zkoss.org/download/zk.dsp">http://www.zkoss.org/download/zk.dsp</text:a> and save it to a proper location. </text:p>
      <text:h text:style-name="Heading_20_2" text:outline-level="2">2. Step by Step Tutorial</text:h>
      <text:list xml:id="list31192299" text:style-name="L2">
        <text:list-item>
          <text:p text:style-name="P35">Create Web Project</text:p>
        </text:list-item>
      </text:list>
      <text:p text:style-name="Text_20_body_20_indent">Create a development directory under $TOMCAT_HOME\webapps. Say myZK. The structure of development directory is shown below:(ex.<text:a xlink:type="simple" xlink:href="#%7Cregion">C:\Program</text:a> Files\Apache Software Foundation\Tomcat 6.0\webapps\myZK\) </text:p>
      <text:p text:style-name="Code_20_Indent">+myZK </text:p>
      <text:p text:style-name="Code_20_Indent"><text:tab/>+WEB-INF </text:p>
      <text:p text:style-name="Code_20_Indent"><text:tab/><text:tab/>web.xml </text:p>
      <text:p text:style-name="Code_20_Indent">index.zul </text:p>
      <text:list xml:id="list31216907" text:continue-numbering="true" text:style-name="L2">
        <text:list-item>
          <text:p text:style-name="P35">Deploy ZK library</text:p>
        </text:list-item>
      </text:list>
      <text:p text:style-name="Text_20_body_20_indent">Unzip <text:a xlink:type="simple" xlink:href="http://prdownloads.sourceforge.net/zk1/zk-bin-3.5.2.zip?download">zk-bin-5.x.x.zip </text:a>file, and copy the following jar files to the $TOMCAT_HOME\webapps\$PROJECT_NAME\WEB-INF\lib (ex.<text:a xlink:type="simple" xlink:href="#%7Cregion">C:\Program</text:a> Files\Apache Software Foundation\Tomcat 6.0\webapps\myZK\WEB-INF\lib) </text:p>
      <text:list xml:id="list31215090" text:continue-numbering="true" text:style-name="L2">
        <text:list-item>
          <text:p text:style-name="P35">Create web.xml</text:p>
        </text:list-item>
      </text:list>
      <text:p text:style-name="Text_20_body_20_indent">Create web.xml under $TOMCAT_HOME\webapps\myZK\WEB-INF, and Copy the following lines into web.xml </text:p>
      <text:p text:style-name="Code_20_Indent">&lt;web-app&gt;</text:p>
      <text:p text:style-name="Code_20_Indent"><text:s text:c="2"/>&lt;!-- ZK --&gt; </text:p>
      <text:p text:style-name="Code_20_Indent"><text:s text:c="2"/>&lt;listener&gt; </text:p>
      <text:p text:style-name="Code_20_Indent"><text:s text:c="4"/>&lt;description&gt;Used to clean up when a session is destroyed&lt;/description&gt; </text:p>
      <text:p text:style-name="Code_20_Indent"><text:s text:c="4"/>&lt;display-name&gt;ZK Session Cleaner&lt;/display-name&gt; </text:p>
      <text:p text:style-name="Code_20_Indent"><text:s text:c="4"/>&lt;listener-class&gt;org.zkoss.zk.ui.http.HttpSessionListener&lt;/listener-class&gt; </text:p>
      <text:p text:style-name="Code_20_Indent"><text:s text:c="2"/>&lt;/listener&gt; </text:p>
      <text:p text:style-name="Code_20_Indent"/>
      <text:p text:style-name="Code_20_Indent"><text:s text:c="2"/>&lt;servlet&gt; </text:p>
      <text:p text:style-name="Code_20_Indent"><text:s text:c="4"/>&lt;description&gt;ZK loader for ZUML pages&lt;/description&gt; </text:p>
      <text:p text:style-name="Code_20_Indent"><text:s text:c="4"/>&lt;servlet-name&gt;zkLoader&lt;/servlet-name&gt; </text:p>
      <text:p text:style-name="Code_20_Indent"><text:s text:c="4"/>&lt;servlet-class&gt;org.zkoss.zk.ui.http.DHtmlLayoutServlet&lt;/servlet-class&gt; </text:p>
      <text:p text:style-name="Code_20_Indent"><text:s text:c="4"/>&lt;init-param&gt; </text:p>
      <text:p text:style-name="Code_20_Indent"><text:soft-page-break/><text:s text:c="6"/>&lt;param-name&gt;update-uri&lt;/param-name&gt; </text:p>
      <text:p text:style-name="Code_20_Indent"><text:s text:c="6"/>&lt;param-value&gt;/zkau&lt;/param-value&gt; </text:p>
      <text:p text:style-name="Code_20_Indent"><text:s text:c="4"/>&lt;/init-param&gt; </text:p>
      <text:p text:style-name="Code_20_Indent"><text:s text:c="4"/>&lt;load-on-startup&gt;1&lt;/load-on-startup&gt; </text:p>
      <text:p text:style-name="Code_20_Indent"><text:s text:c="2"/>&lt;/servlet&gt; </text:p>
      <text:p text:style-name="Code_20_Indent"><text:s text:c="2"/>&lt;servlet-mapping&gt; </text:p>
      <text:p text:style-name="Code_20_Indent"><text:s text:c="4"/>&lt;servlet-name&gt;zkLoader&lt;/servlet-name&gt; </text:p>
      <text:p text:style-name="Code_20_Indent"><text:s text:c="4"/>&lt;url-pattern&gt;*.zul&lt;/url-pattern&gt; </text:p>
      <text:p text:style-name="Code_20_Indent"><text:s text:c="2"/>&lt;/servlet-mapping&gt; </text:p>
      <text:p text:style-name="Code_20_Indent"><text:s text:c="2"/>&lt;servlet-mapping&gt; </text:p>
      <text:p text:style-name="Code_20_Indent"><text:s text:c="4"/>&lt;servlet-name&gt;zkLoader&lt;/servlet-name&gt; </text:p>
      <text:p text:style-name="Code_20_Indent"><text:s text:c="4"/>&lt;url-pattern&gt;*.zhtml&lt;/url-pattern&gt; </text:p>
      <text:p text:style-name="Code_20_Indent"><text:s text:c="2"/>&lt;/servlet-mapping&gt; </text:p>
      <text:p text:style-name="Code_20_Indent"/>
      <text:p text:style-name="Code_20_Indent"><text:s text:c="2"/>&lt;servlet&gt; </text:p>
      <text:p text:style-name="Code_20_Indent"><text:s text:c="4"/>&lt;description&gt;The asynchronous update engine for ZK&lt;/description&gt; </text:p>
      <text:p text:style-name="Code_20_Indent"><text:s text:c="4"/>&lt;servlet-name&gt;auEngine&lt;/servlet-name&gt; </text:p>
      <text:p text:style-name="Code_20_Indent"><text:s text:c="4"/>&lt;servlet-class&gt;org.zkoss.zk.au.http.DHtmlUpdateServlet&lt;/servlet-class&gt; </text:p>
      <text:p text:style-name="Code_20_Indent"><text:s text:c="2"/>&lt;/servlet&gt; </text:p>
      <text:p text:style-name="Code_20_Indent"><text:s text:c="2"/>&lt;servlet-mapping&gt; </text:p>
      <text:p text:style-name="Code_20_Indent"><text:s text:c="4"/>&lt;servlet-name&gt;auEngine&lt;/servlet-name&gt; </text:p>
      <text:p text:style-name="Code_20_Indent"><text:s text:c="4"/>&lt;url-pattern&gt;/zkau/*&lt;/url-pattern&gt; </text:p>
      <text:p text:style-name="Code_20_Indent"><text:s text:c="2"/>&lt;/servlet-mapping&gt; </text:p>
      <text:p text:style-name="Code_20_Indent">&lt;/web-app&gt;</text:p>
      <text:list xml:id="list31193208" text:continue-numbering="true" text:style-name="L2">
        <text:list-item>
          <text:p text:style-name="P35">Create First Web Page</text:p>
        </text:list-item>
      </text:list>
      <text:p text:style-name="Text_20_body_20_indent">Create index.zul under $TOMCAT_HOME\webapps\myZK\, and copy the following lines into it. </text:p>
      <text:p text:style-name="Code_20_Indent">&lt;window title="My First window" border="normal" width="200px"&gt; </text:p>
      <text:p text:style-name="Code_20_Indent"><text:s text:c="2"/>Hello, World! </text:p>
      <text:p text:style-name="Code_20_Indent">&lt;/window&gt; </text:p>
      <text:list xml:id="list31213029" text:continue-numbering="true" text:style-name="L2">
        <text:list-item>
          <text:p text:style-name="P35">Activates Tomcat Server</text:p>
        </text:list-item>
      </text:list>
      <text:p text:style-name="Text_20_body_20_indent">Use Tomcat Monitor to activates the Server.</text:p>
      <text:p text:style-name="Text_20_body_20_indent"><draw:frame draw:style-name="fr2" draw:name="graphics19" text:anchor-type="paragraph" svg:width="11.005cm" svg:height="10.502cm" draw:z-index="5"><draw:image xlink:href="../images/tomcat.png" xlink:type="simple" xlink:show="embed" xlink:actuate="onLoad"/></draw:frame><text:soft-page-break/></text:p>
      <text:list xml:id="list31199380" text:continue-numbering="true" text:style-name="L2">
        <text:list-item>
          <text:p text:style-name="P35">Browse the Application</text:p>
          <text:p text:style-name="P35">Browse to http://localhost:8080/myZK/. </text:p>
        </text:list-item>
      </text:list>
      <text:p text:style-name="Text_20_body"><draw:frame draw:style-name="fr3" draw:name="graphics20" text:anchor-type="paragraph" svg:width="5.477cm" svg:height="1.508cm" draw:z-index="6"><draw:image xlink:href="../images/hello.gif" xlink:type="simple" xlink:show="embed" xlink:actuate="onLoad"/></draw:frame></text:p>
      <text:h text:style-name="Heading_20_1" text:outline-level="1">2. Creating an Application from Scratch (with IDE)</text:h>
      <text:h text:style-name="Heading_20_2" text:outline-level="2">Installing Eclipse IDE</text:h>
      <text:p text:style-name="Text_20_body">Eclipse IDE for Java EE Developers</text:p>
      <text:list xml:id="list31197655" text:continue-list="list31195785" text:style-name="Ordered_20_List">
        <text:list-item text:start-value="1">
          <text:p text:style-name="P36">Download the Eclipse IDE for Java EE Developers package. </text:p>
        </text:list-item>
      </text:list>
      <text:p text:style-name="Text_20_body"><text:a xlink:type="simple" xlink:href="http://www.eclipse.org/downloads/packages/eclipse-ide-java-ee-developers/ganymedesr1">http://www.eclipse.org/downloads/packages/eclipse-ide-java-ee-developers/ganymedesr1</text:a> </text:p>
      <text:list xml:id="list31194009" text:continue-list="list31197655" text:style-name="Ordered_20_List">
        <text:list-item text:start-value="1">
          <text:p text:style-name="P36">Install</text:p>
        </text:list-item>
      </text:list>
      <text:p text:style-name="Text_20_body">Extract the "eclipse" folder from downloaded zip file to a proper location. To make sure Eclipse IDE can be run in your system, execute the eclipse.exe (in windows environment) or eclipse (in *nix environment) in that eclipse folder to start up the Eclipse IDE.</text:p>
      <text:p text:style-name="Text_20_body">We recommend to set the default JRE of Eclipse to JDK, refer to the Setup/Preferences section in WTP Tutorials – Building and Running a Web Application <text:a xlink:type="simple" xlink:href="http://www.eclipse.org/webtools/community/tutorials/BuildJ2EEWebApp/BuildJ2EEWebApp.html">http://www.eclipse.org/webtools/community/tutorials/BuildJ2EEWebApp/BuildJ2EEWebApp.html</text:a> </text:p>
      <text:p text:style-name="Text_20_body">We recommend to modify some parameters in the configuration file eclipse.ini to gain performance, please refer to <text:a xlink:type="simple" xlink:href="http://www.eclipsezone.com/eclipse/forums/t61618.html">http://www.eclipsezone.com/eclipse/forums/t61618.html</text:a> and <text:a xlink:type="simple" xlink:href="http://blog.xam.dk/archives/68-Eclipse-and-memory-settings.html">http://blog.xam.dk/archives/68-Eclipse-and-memory-settings.html</text:a> </text:p>
      <text:h text:style-name="Heading_20_2" text:outline-level="2">Installi<text:span text:style-name="T2">ng</text:span> ZK Studio</text:h>
      <text:p text:style-name="Text_20_body">Since ZK Studio is an Eclipse plugin, we recommend to install ZK Studio via Eclipse Update Manager. It provides a better installation experience and online update mechanism for maintain our release. </text:p>
      <text:p text:style-name="Text_20_body">We have a detailed step-by-step install procedures in ZK Studio Installation Guide:</text:p>
      <text:p text:style-name="Text_20_body"><text:a xlink:type="simple" xlink:href="http://www.potix.com/smalltalks/zkstudioins/">http://www.zkoss.org/smalltalks/zkstudioins/</text:a> </text:p>
      <text:p text:style-name="Text_20_body">Please follow the link according to the Eclipse version number of your Eclipse Installation to complete the installation.</text:p>
      <text:h text:style-name="Heading_20_2" text:outline-level="2">Setup and Configure ZK Library</text:h>
      <text:p text:style-name="Heading_20_3">Download ZK Libraries:</text:p>
      <text:p text:style-name="Standard">You have to download the ZK binary libraries in order to run or develop the ZK Web Application. Please download in <text:a xlink:type="simple" xlink:href="http://www.zkoss.org/download/zk.dsp">http://www.zkoss.org/download/zk.dsp</text:a> and save it to a proper location. You can also extract the content, <text:s/>but it is not necessary.</text:p>
      <text:p text:style-name="Heading_20_3"><text:soft-page-break/>Configure ZK Libraries:</text:p>
      <text:list xml:id="list31178554" text:style-name="L3">
        <text:list-item>
          <text:p text:style-name="P25">Start the Eclipse which already has ZK Studio installed.</text:p>
        </text:list-item>
        <text:list-item>
          <text:p text:style-name="P25">Click <text:span text:style-name="T3">[Window]/[Preferences]</text:span> in Eclipse main menu.</text:p>
        </text:list-item>
        <text:list-item>
          <text:p text:style-name="P25">On the Preferences Window, select <text:span text:style-name="T3">ZK/ZK Packages</text:span>.</text:p>
        </text:list-item>
        <text:list-item>
          <text:p text:style-name="P25">On the right panel of the ZK Packages preference page in Preferences Window, select <text:span text:style-name="T3">Add Directory</text:span> if you have extract the ZK Library zip file, point the location to the extracted file folder, then click OK; Otherwise select <text:span text:style-name="T3">Add File</text:span> if you didn't had extract the zip file, then select the ZK Package zip file.<text:line-break/><draw:frame draw:style-name="fr4" draw:name="graphics2" text:anchor-type="as-char" svg:width="15.889cm" svg:height="14.288cm" draw:z-index="0"><draw:image xlink:href="../images/import_ZK-1.png" xlink:type="simple" xlink:show="embed" xlink:actuate="onLoad"/></draw:frame></text:p>
        </text:list-item>
        <text:list-item>
          <text:p text:style-name="P26">It will popup a confirm window, click OK.<text:line-break/><text:soft-page-break/><draw:frame draw:style-name="fr4" draw:name="graphics3" text:anchor-type="as-char" svg:width="10.529cm" svg:height="4.47cm" draw:z-index="8"><draw:image xlink:href="../images/import_ZK-3.png" xlink:type="simple" xlink:show="embed" xlink:actuate="onLoad"/></draw:frame></text:p>
        </text:list-item>
        <text:list-item>
          <text:p text:style-name="P26">Type the alias name as you like for this imported package on next window, click OK.<text:line-break/><draw:frame draw:style-name="fr4" draw:name="graphics4" text:anchor-type="as-char" svg:width="12.91cm" svg:height="5.158cm" draw:z-index="9"><draw:image xlink:href="../images/import_ZK-4.png" xlink:type="simple" xlink:show="embed" xlink:actuate="onLoad"/></draw:frame></text:p>
        </text:list-item>
        <text:list-item>
          <text:p text:style-name="P20">ZK Studio will import the selected ZK library package.</text:p>
        </text:list-item>
      </text:list>
      <text:p text:style-name="Standard">In ZK Packages preferences page, you can check the check box of the imported ZK Packages on the ZK Package list as the default ZK library package for any ZK Web application you will create later. If you don't select anyone as a default ZK library package, ZK Studio will automatically choose the latest version of those imported ZK Packages.</text:p>
      <text:p text:style-name="Standard"><draw:frame draw:style-name="fr3" draw:name="graphics61" text:anchor-type="paragraph" svg:width="16.999cm" svg:height="12.972cm" draw:z-index="1"><draw:image xlink:href="../images/GlobalPreference_ZKPackages.png" xlink:type="simple" xlink:show="embed" xlink:actuate="onLoad"/></draw:frame><text:soft-page-break/>You can remove unwanted ZK package in ZK Packages preferences page in Preferences Window by select the row in ZK Package then click <text:span text:style-name="T3">Remove</text:span>.</text:p>
      <text:h text:style-name="P34" text:outline-level="2">Create a New Dynamic Web Project</text:h>
      <text:list xml:id="list31173489" text:style-name="L4">
        <text:list-item>
          <text:p text:style-name="P27">Click <text:span text:style-name="T3">[File]/[New]/[Dynamic Web Project]</text:span> in Eclipse main menu</text:p>
        </text:list-item>
        <text:list-item>
          <text:p text:style-name="P27">Type the project name, click "<text:span text:style-name="T3">Modify...</text:span>" in the Configuration Column<text:line-break/><draw:frame draw:style-name="fr4" draw:name="graphics8" text:anchor-type="as-char" svg:width="14.097cm" svg:height="15.33cm" draw:z-index="10"><draw:image xlink:href="../images/CreateZKProject_34-1.png" xlink:type="simple" xlink:show="embed" xlink:actuate="onLoad"/></draw:frame></text:p>
        </text:list-item>
        <text:list-item>
          <text:p text:style-name="P21">On the left side of pop-up Project Facets Window, select <text:span text:style-name="T3">ZK Supports</text:span>, then Click <text:span text:style-name="T3">OK</text:span>.<text:line-break/><text:soft-page-break/><draw:frame draw:style-name="fr5" draw:name="graphics9" text:anchor-type="as-char" svg:y="-11.748cm" svg:width="15.499cm" svg:height="11.933cm" draw:z-index="11"><draw:image xlink:href="../images/CreateZKProject_34-2.png" xlink:type="simple" xlink:show="embed" xlink:actuate="onLoad"/></draw:frame></text:p>
        </text:list-item>
        <text:list-item>
          <text:p text:style-name="P27">Click <text:span text:style-name="T3">Next</text:span></text:p>
        </text:list-item>
        <text:list-item>
          <text:p text:style-name="P27">If you don't want to modify the default directory of Context Root, Content Directory, Java Source Directory, just click <text:span text:style-name="T3">Next</text:span>.</text:p>
        </text:list-item>
        <text:list-item>
          <text:p text:style-name="P27">On the next page you can choose which ZK packages you want to use for this Dynamic Web Project. It will automatically choose the default ZK packages configured in the ZK Packages preferences page in Preferences Window of Eclipse.<text:line-break/><text:soft-page-break/><draw:frame draw:style-name="fr6" draw:name="graphics10" text:anchor-type="as-char" svg:width="14.256cm" svg:height="13.113cm" draw:z-index="12"><draw:image xlink:href="../images/CreateZKProject_33-3.png" xlink:type="simple" xlink:show="embed" xlink:actuate="onLoad"/></draw:frame><text:line-break/><text:span text:style-name="T6">You can select other ZK packages installed in Eclipse by click the combo box.</text:span></text:p>
        </text:list-item>
        <text:list-item>
          <text:p text:style-name="P27">Click <text:span text:style-name="T3">Finish</text:span>, the New Project Wizard will setup a Dynamic Web Project ready for development.</text:p>
        </text:list-item>
      </text:list>
      <text:p text:style-name="P8"><text:span text:style-name="T3">Tips:</text:span><text:line-break/>You can see a ZK mar<text:span text:style-name="T2">k</text:span> on the pro<text:span text:style-name="T2">ject's right top icon to indicate that this project is support ZK:<text:line-break/></text:span><text:soft-page-break/><text:span text:style-name="T2"><draw:frame draw:style-name="fr4" draw:name="graphics17" text:anchor-type="as-char" svg:width="14.288cm" svg:height="12.065cm" draw:z-index="13"><draw:image xlink:href="../images/hasZKLibrary.png" xlink:type="simple" xlink:show="embed" xlink:actuate="onLoad"/></draw:frame></text:span></text:p>
      <text:p text:style-name="Heading_20_3">Create New ZUL File</text:p>
      <text:p text:style-name="Heading_20_4">Using New File Command</text:p>
      <text:p text:style-name="P7">You can create new ZUL file via <text:span text:style-name="T3">[File]/[New]/[File]</text:span> command in Eclipse main menu.<text:line-break/><draw:frame draw:style-name="fr7" draw:name="graphics11" text:anchor-type="as-char" svg:y="-4.394cm" svg:width="16.798cm" svg:height="7.883cm" draw:z-index="14"><draw:image xlink:href="../images/NewZULFileMethod1-1.png" xlink:type="simple" xlink:show="embed" xlink:actuate="onLoad"/></draw:frame></text:p>
      <text:p text:style-name="P7"><text:soft-page-break/>But you have to input the "<text:span text:style-name="T3">.zul</text:span>" extension for that file yourself, and the newly create zul file will be <text:s/>empty content without any template code inside.<draw:frame draw:style-name="fr8" draw:name="graphics12" text:anchor-type="char" svg:x="1.554cm" svg:y="1cm" svg:width="13.889cm" svg:height="15.82cm" draw:z-index="2"><draw:image xlink:href="../images/NewZULFileMethod1-2.png" xlink:type="simple" xlink:show="embed" xlink:actuate="onLoad"/></draw:frame></text:p>
      <text:p text:style-name="Heading_20_4">Using New ZUL File Wizard</text:p>
      <text:list xml:id="list31195866" text:style-name="L5">
        <text:list-item>
          <text:p text:style-name="P29">There are two ways to open New ZUL File Wizard:</text:p>
          <text:list>
            <text:list-item>
              <text:p text:style-name="P30">Right click on the opened project which has been created as Dynamic Web Project in "Project Explorer" view or "Package Explorer" view, select <text:span text:style-name="T3">[New]/[ZUL]</text:span>.<text:line-break/><text:soft-page-break/><draw:frame draw:style-name="fr4" draw:name="graphics13" text:anchor-type="as-char" svg:width="14.811cm" svg:height="9.629cm" draw:z-index="15"><draw:image xlink:href="../images/NewZULFileRightClick.png" xlink:type="simple" xlink:show="embed" xlink:actuate="onLoad"/></draw:frame></text:p>
            </text:list-item>
            <text:list-item>
              <text:p text:style-name="P30">Click <text:span text:style-name="T3">[File]/[New]/[ZUL]</text:span> in Eclipse main menu when you select an opened project which has been created as Dynamic Web Project.<text:line-break/><text:span text:style-name="T6"><draw:frame draw:style-name="fr4" draw:name="graphics14" text:anchor-type="as-char" svg:width="15.185cm" svg:height="8.703cm" draw:z-index="0"><draw:image xlink:href="../images/NewZULFileMainMenu.png" xlink:type="simple" xlink:show="embed" xlink:actuate="onLoad"/></draw:frame></text:span></text:p>
            </text:list-item>
          </text:list>
        </text:list-item>
        <text:list-item>
          <text:p text:style-name="P28">Type the file name you want in <text:span text:style-name="T3">File name</text:span> textbox, select the options your want in the beneath check box.<text:line-break/>(you can refer to developer's guide for the meaning of these instructions:<text:line-break/><text:a xlink:type="simple" xlink:href="http://www.zkoss.org/doc/devguide-single/index.html#id457941">http://www.zkoss.org/doc/devguide-single/index.html#id457941</text:a><text:line-break/> <text:a xlink:type="simple" xlink:href="http://www.zkoss.org/doc/devref-single/index.html#id385772">http://www.zkoss.org/doc/devref-single/index.html#id385772</text:a> ), click <text:span text:style-name="T3">Finish</text:span>.<text:line-break/><text:soft-page-break/><draw:frame draw:style-name="fr4" draw:name="graphics15" text:anchor-type="as-char" svg:width="15.051cm" svg:height="11.296cm" draw:z-index="16"><draw:image xlink:href="../images/NewZULFileWizard1.png" xlink:type="simple" xlink:show="embed" xlink:actuate="onLoad"/></draw:frame></text:p>
        </text:list-item>
        <text:list-item>
          <text:p text:style-name="P23">The newly created ZUL File will be opened in ZUL Editor.</text:p>
        </text:list-item>
      </text:list>
      <text:p text:style-name="Heading_20_3"><text:bookmark-start text:name="Running the ZUL File"/>Running the ZUL File<text:bookmark-end text:name="Running the ZUL File"/></text:p>
      <text:p text:style-name="P14">To run the ZUL File (that is, to run a ZK Web application in Eclipse), follow the instructions:</text:p>
      <text:list xml:id="list31191080" text:style-name="L6">
        <text:list-item>
          <text:p text:style-name="P24">Configure Apache Tomcat server configuration in Eclipse:<text:line-break/>You have to create a valid Apache Tomcat server configuration of the Apache Tomcat Server (The extracted tomcat zip file which is described in <text:a xlink:type="simple" xlink:href="#Application Servers">Application Severs</text:a> section) in <text:span text:style-name="T3">Server/Runtime Environments</text:span> preference page in Eclipse's Preference Window.<text:line-break/><text:soft-page-break/><draw:frame draw:style-name="fr7" draw:name="graphics16" text:anchor-type="as-char" svg:y="0cm" svg:width="15.314cm" svg:height="12.197cm" draw:z-index="17"><draw:image xlink:href="../images/ServerRuntimePreference1.png" xlink:type="simple" xlink:show="embed" xlink:actuate="onLoad"/></draw:frame><text:line-break/>Please refer to the "<text:span text:style-name="T3">Choose a Server Runtime Environment</text:span>" section in the "<text:span text:style-name="T4">WTP Tutorials – Building and Running a Web Application</text:span>" article on Eclipse: website <text:line-break/><text:a xlink:type="simple" xlink:href="http://www.eclipse.org/webtools/community/tutorials/BuildJ2EEWebApp/BuildJ2EEWebApp.html">http://www.eclipse.org/webtools/community/tutorials/BuildJ2EEWebApp/BuildJ2EEWebApp.html</text:a><text:line-break/><text:span text:style-name="T2">Or you can refer "</text:span><text:span text:style-name="T5">2.Define a Server Runtime</text:span><text:span text:style-name="T7">"</text:span><text:span text:style-name="T2"> in this smalltalk:<text:line-break/></text:span><text:a xlink:type="simple" xlink:href="http://www.zkoss.org/smalltalks/eclipse/ek.html">http://www.zkoss.org/smalltalks/eclipse/ek.html</text:a></text:p>
        </text:list-item>
        <text:list-item>
          <text:p text:style-name="P22">Create a Server instance in Eclipse's Servers View:<text:line-break/>Please follow the "<text:span text:style-name="T3">Create a Server</text:span>" section in the "<text:span text:style-name="T4">WTP Tutorials – Building and Running a Web Application</text:span>" article on Eclipse: website <text:a xlink:type="simple" xlink:href="http://www.eclipse.org/webtools/community/tutorials/BuildJ2EEWebApp/BuildJ2EEWebApp.html">http://www.eclipse.org/webtools/community/tutorials/BuildJ2EEWebApp/BuildJ2EEWebApp.html</text:a> <text:span text:style-name="T2">or refer "</text:span><text:span text:style-name="T5">3.Define a Server Instance</text:span><text:span text:style-name="T2">" in </text:span><text:a xlink:type="simple" xlink:href="http://www.zkoss.org/smalltalks/eclipse/ek.html">http://www.zkoss.org/smalltalks/eclipse/ek.html</text:a><text:span text:style-name="T2"> </text:span>to create a runnable server in Eclipse.</text:p>
        </text:list-item>
        <text:list-item>
          <text:p text:style-name="P24">Start server, view result:<text:line-break/>Please refer to the "<text:span text:style-name="T3">Start the Server</text:span>", "<text:span text:style-name="T3">Running the Application</text:span>" and "<text:span text:style-name="T3">Running the Application</text:span>" sections section in the "<text:span text:style-name="T4">WTP Tutorials – Building and Running a Web Application</text:span>" article on Eclipse: website<text:line-break/><text:a xlink:type="simple" xlink:href="http://www.eclipse.org/webtools/community/tutorials/BuildJ2EEWebApp/BuildJ2EEWebApp.html">http://www.eclipse.org/webtools/community/tutorials/BuildJ2EEWebApp/BuildJ2EEWebApp.html</text:a></text:p>
        </text:list-item>
      </text:list>
      <text:h text:style-name="Heading_20_1" text:outline-level="1">3. Running A Sample Application</text:h>
      <text:h text:style-name="Heading_20_2" text:outline-level="2">No Installation Required</text:h>
      <text:p text:style-name="Text_20_body">The simplest way to test drive the power of ZK is to visit <text:a xlink:type="simple" xlink:href="http://www.zkoss.org/zkdemo/userguide">http://www.zkoss.org/zkdemo/userguide</text:a>.</text:p>
      <text:h text:style-name="Heading_20_2" text:outline-level="2">Installing Sample Application on Your Computer</text:h>
      <text:p text:style-name="Text_20_body">If you want to run the demo on your local server, you can follow the following steps. </text:p>
      <text:p text:style-name="Text_20_body">Notice: Make sure you have installed Java JDK, and application server on your computer or you have to refer to the previous chapter.</text:p>
      <text:list xml:id="list31199586" text:continue-list="list31194009" text:style-name="Ordered_20_List">
        <text:list-item text:start-value="1">
          <text:p text:style-name="P36">Download zk-demo-5.0.1.zip from <text:a xlink:type="simple" xlink:href="http://sourceforge.net/project/showfiles.php?group_id=152762&amp;package_id=169309">here (sourceforge.net)</text:a>.</text:p>
          <text:p text:style-name="P36">http://downloads.sourceforge.net/zk1/zk-demo-5.0.1.zip</text:p>
        </text:list-item>
        <text:list-item>
          <text:p text:style-name="P36">Unzip zk-demo-5.0.1.zip, and Copy zkdemo.war to the $TOMCAT_HOME\webapps directory</text:p>
        </text:list-item>
        <text:list-item>
          <text:p text:style-name="P36">Execute $TOMCAT_HOME\bin\tomcat5w.exe, and clicks Start button to activate your Web Server.</text:p>
        </text:list-item>
        <text:list-item>
          <text:p text:style-name="P36">Open your browser to visit <text:a xlink:type="simple" xlink:href="http://localhost:8080/zkdemo-all/userguide">http://localhost:8080/zkdemo/userguide</text:a>. </text:p>
          <text:p text:style-name="P36">The port number depends on how you installed your Web or application servers. Some application servers deploy only the EAR file. That is, you have to deploy zkdemos.ear instead.</text:p>
        </text:list-item>
      </text:list>
      <text:h text:style-name="P33" text:outline-level="1">Appendix A. The Content of Binary Distribution</text:h>
      <text:p text:style-name="Text_20_body">This chapter describes the content of zk-bin-5.0.1.zip.</text:p>
      <text:h text:style-name="Heading_20_2" text:outline-level="2">/doc</text:h>
      <text:p text:style-name="Text_20_body">This directory holds the documents including copyrights and release notes.</text:p>
      <text:h text:style-name="Heading_20_2" text:outline-level="2">/dist/lib</text:h>
      <text:p text:style-name="Text_20_body">This directory holds the binary libraries required to run ZK.</text:p>
      <text:h text:style-name="Heading_20_2" text:outline-level="2">/dist/lib/zkforge</text:h>
      <text:p text:style-name="Text_20_body">This directory holds the components from ZK Forge, such as FCKeditor. It is optional depending on whether you need them.</text:p>
      <table:table table:name="Table3" table:style-name="Table3">
        <table:table-column table:style-name="Table3.A"/>
        <table:table-column table:style-name="Table3.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fckez.jar</text:p>
          </table:table-cell>
          <table:table-cell office:value-type="string">
            <text:p text:style-name="Table_20_Contents">Required if you want to use ZK FCKeditor components.</text:p>
            <text:p text:style-name="Table_20_Contents">Version: 2.6.4.1_50</text:p>
          </table:table-cell>
        </table:table-row>
        <table:table-row>
          <table:table-cell office:value-type="string">
            <text:p text:style-name="Table_20_Contents">ckez.jar</text:p>
          </table:table-cell>
          <table:table-cell office:value-type="string">
            <text:p text:style-name="Table_20_Contents">Req<text:span text:style-name="T2">uired if you want to use ZK CKeditor components.</text:span></text:p>
            <text:p text:style-name="P15">Version: 3.0_50</text:p>
            <text:p text:style-name="P15">[Available in ZK PE and EE only]</text:p>
          </table:table-cell>
        </table:table-row>
        <table:table-row>
          <table:table-cell office:value-type="string">
            <text:p text:style-name="Table_20_Contents">gmapsz.jar</text:p>
          </table:table-cell>
          <table:table-cell office:value-type="string">
            <text:p text:style-name="Table_20_Contents">Required if you want to use ZK Google Maps components.</text:p>
            <text:p text:style-name="Table_20_Contents">Version: 2.0_50</text:p>
            <text:p text:style-name="Table_20_Contents">[Available in EE only]</text:p>
          </table:table-cell>
        </table:table-row>
        <table:table-row>
          <table:table-cell office:value-type="string">
            <text:p text:style-name="Table_20_Contents">timelinez.jar</text:p>
          </table:table-cell>
          <table:table-cell office:value-type="string">
            <text:p text:style-name="Table_20_Contents">Required if you want to use ZK Timeline components.</text:p>
            <text:p text:style-name="Table_20_Contents">Version: 2.3.0_50</text:p>
            <text:p text:style-name="P15">[Available in PE and EE only]</text:p>
          </table:table-cell>
        </table:table-row>
        <table:table-row>
          <table:table-cell office:value-type="string">
            <text:p text:style-name="Table_20_Contents">timeplotz.jar</text:p>
          </table:table-cell>
          <table:table-cell office:value-type="string">
            <text:p text:style-name="Table_20_Contents">Req<text:span text:style-name="T2">uired if you want to use ZK Timeplot components.</text:span></text:p>
            <text:p text:style-name="P15">Version: 1.0_50</text:p>
            <text:p text:style-name="P15">[Available in EE only]</text:p>
          </table:table-cell>
        </table:table-row>
        <table:table-row>
          <table:table-cell office:value-type="string">
            <text:p text:style-name="Table_20_Contents">zuljsp.jar</text:p>
          </table:table-cell>
          <table:table-cell office:value-type="string">
            <text:p text:style-name="Table_20_Contents">Req<text:span text:style-name="T2">uired if you want to use ZK JSP Tags</text:span></text:p>
            <text:p text:style-name="P15">Version: 1.4.0-RC</text:p>
            <text:p text:style-name="P15">[Available in ZK EE only]</text:p>
          </table:table-cell>
        </table:table-row>
      </table:table>
      <text:h text:style-name="Heading_20_2" text:outline-level="2"><text:soft-page-break/>/dist/lib/ext</text:h>
      <text:p text:style-name="Text_20_body">This directory holds the external libraries required to run ZK. Since these libraries are common, you might have installed them in your container.</text:p>
      <text:p text:style-name="Text_20_body">Here are optional jar files. You can choose whether to copy depending on your requirements.</text:p>
      <table:table table:name="Table4" table:style-name="Table4">
        <table:table-column table:style-name="Table4.A"/>
        <table:table-column table:style-name="Table4.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commons-fileupload.jar<text:line-break/>commons-io.jar</text:p>
          </table:table-cell>
          <table:table-cell office:value-type="string">
            <text:p text:style-name="Table_20_Contents">Required if you want to upload files with them.</text:p>
            <text:p text:style-name="Table_20_Contents">Version: Commons Fileupload 1.2.1 and Commons IO 1.3.1</text:p>
          </table:table-cell>
        </table:table-row>
        <table:table-row>
          <table:table-cell office:value-type="string">
            <text:p text:style-name="Table_20_Contents">jcommon.jar<text:line-break/>jfreechar.jar</text:p>
          </table:table-cell>
          <table:table-cell office:value-type="string">
            <text:p text:style-name="Table_20_Contents">Required if you want to use ZUL's chart component.</text:p>
            <text:p text:style-name="Table_20_Contents">Version: <text:a xlink:type="simple" xlink:href="http://www.jfree.org/jfreechart/">JFreeChart</text:a> 1.0.13 and <text:a xlink:type="simple" xlink:href="http://www.jfree.org/jcommon">JCommon</text:a> 1.0.16</text:p>
            <text:p text:style-name="Table_20_Contents">[Available in ZK PE and EE only]</text:p>
          </table:table-cell>
        </table:table-row>
        <table:table-row>
          <table:table-cell office:value-type="string">
            <text:p text:style-name="P3">jasperreports.jar<text:line-break/>itext.jarjxl.jar<text:line-break/>poi.jar<text:line-break/>commons-collections.jar<text:line-break/><text:span text:style-name="T8">commons-logging.jar<text:line-break/>commons-digester.jar</text:span></text:p>
          </table:table-cell>
          <table:table-cell office:value-type="string">
            <text:p text:style-name="Table_20_Contents">Required if you want to use the jasperreport component.</text:p>
            <text:p text:style-name="Table_20_Contents">Version: Jasper Reports 3.7.0(itext: 2.1.7, commons-collections: 3.2.1, commons-logging: 1.1.1, commons-digester: 2.0, jxl: 2.6.12, poi: 3.2)</text:p>
            <text:p text:style-name="Table_20_Contents">Note: poi.jar is required if you want to use Apache POI to generate Microsoft Excel format. And, jxl.jar is required only if you want to use JExcelApi to generate the Microsoft Excel format.</text:p>
            <text:p text:style-name="Table_20_Contents">[Available in ZK PE and EE only]</text:p>
          </table:table-cell>
        </table:table-row>
        <table:table-row>
          <table:table-cell office:value-type="string">
            <text:p text:style-name="Table_20_Contents">bsh.jar</text:p>
          </table:table-cell>
          <table:table-cell office:value-type="string">
            <text:p text:style-name="Table_20_Contents">Required if you want scripting in Java interpreter (<text:a xlink:type="simple" xlink:href="http://www.beanshell.org/">BeanShell</text:a>).</text:p>
            <text:p text:style-name="Table_20_Contents">Version: <text:a xlink:type="simple" xlink:href="http://www.beanshell.org/">BeanShell</text:a> 2.0b4</text:p>
          </table:table-cell>
        </table:table-row>
        <table:table-row>
          <table:table-cell office:value-type="string">
            <text:p text:style-name="Table_20_Contents">js.jar</text:p>
          </table:table-cell>
          <table:table-cell office:value-type="string">
            <text:p text:style-name="Table_20_Contents">Required if you want scripting in JavaScript (<text:a xlink:type="simple" xlink:href="http://www.mozilla.org/rhino/">Rhino</text:a>).</text:p>
            <text:p text:style-name="Table_20_Contents">Version: Rhino 1.7R2 (for Jav<text:span text:style-name="T2">a</text:span> 5 or later)</text:p>
          </table:table-cell>
        </table:table-row>
        <table:table-row>
          <table:table-cell office:value-type="string">
            <text:p text:style-name="Table_20_Contents">groovy.jar</text:p>
          </table:table-cell>
          <table:table-cell office:value-type="string">
            <text:p text:style-name="Table_20_Contents">Required if you want scripting in <text:a xlink:type="simple" xlink:href="http://groovy.codehaus.org/">Groovy</text:a>.</text:p>
            <text:p text:style-name="Table_20_Contents">Version: <text:a xlink:type="simple" xlink:href="http://groovy.codehaus.org/">Groovy</text:a> 1.7 (groovy-all)</text:p>
          </table:table-cell>
        </table:table-row>
        <table:table-row>
          <table:table-cell office:value-type="string">
            <text:p text:style-name="Table_20_Contents">jruby.jar</text:p>
          </table:table-cell>
          <table:table-cell office:value-type="string">
            <text:p text:style-name="Table_20_Contents">Required if you want scripting in Ruby (<text:a xlink:type="simple" xlink:href="http://jruby.codehaus.org/">JRuby</text:a>).</text:p>
            <text:p text:style-name="Table_20_Contents">Version: <text:a xlink:type="simple" xlink:href="http://jruby.codehaus.org/">JRuby</text:a> 1.1.2 (jruby-complete)</text:p>
          </table:table-cell>
        </table:table-row>
        <table:table-row>
          <table:table-cell office:value-type="string">
            <text:p text:style-name="Table_20_Contents">jython.jar</text:p>
          </table:table-cell>
          <table:table-cell office:value-type="string">
            <text:p text:style-name="Table_20_Contents">Required if you want scripting in Python (J<text:a xlink:type="simple" xlink:href="http://www.jython.org/">ython</text:a>).</text:p>
            <text:p text:style-name="Table_20_Contents">Version: <text:a xlink:type="simple" xlink:href="http://jruby.codehaus.org/">J</text:a><text:a xlink:type="simple" xlink:href="http://www.jython.org/">ython</text:a> 2.5.0</text:p>
          </table:table-cell>
        </table:table-row>
        <table:table-row>
          <table:table-cell office:value-type="string">
            <text:p text:style-name="Table_20_Contents">Filters.jar</text:p>
          </table:table-cell>
          <table:table-cell office:value-type="string">
            <text:p text:style-name="Table_20_Contents">Required if you want to use the captcha component.</text:p>
            <text:p text:style-name="Table_20_Contents"><text:soft-page-break/>Version: JH Labs Java Image Filters</text:p>
            <text:p text:style-name="Table_20_Contents">[Available in ZK PE and EE only]</text:p>
          </table:table-cell>
        </table:table-row>
        <table:table-row>
          <table:table-cell office:value-type="string">
            <text:p text:style-name="Table_20_Contents">mvel.jar</text:p>
          </table:table-cell>
          <table:table-cell office:value-type="string">
            <text:p text:style-name="Table_20_Contents">Required if you want to use MVEL to evaluate the expressions.</text:p>
            <text:p text:style-name="Table_20_Contents">Version: MVEL 1.2.21 (for Java 1.4 or above)</text:p>
            <text:p text:style-name="Table_20_Contents">[Available in ZK EE only]</text:p>
          </table:table-cell>
        </table:table-row>
        <table:table-row>
          <table:table-cell office:value-type="string">
            <text:p text:style-name="Table_20_Contents">ognl.jar</text:p>
          </table:table-cell>
          <table:table-cell office:value-type="string">
            <text:p text:style-name="Table_20_Contents">Required if you want to use OGNL to evaluate the expressions.</text:p>
            <text:p text:style-name="Table_20_Contents">Version: OGNL 2.6.9</text:p>
            <text:p text:style-name="Table_20_Contents">[Available in ZK EE only]</text:p>
          </table:table-cell>
        </table:table-row>
      </table:table>
      <text:h text:style-name="Heading_20_2" text:outline-level="2">/dist/src</text:h>
      <text:p text:style-name="Text_20_body">This directory holds the source codes in JAR format. These JAR files are used for debugging in IDE, such as Eclipse. You cannot build the binary libraries from these. Rather, download and uncompress zk-src-5.0.1.tar.gz.</text:p>
      <text:h text:style-name="Heading_20_2" text:outline-level="2">/dist/xsd</text:h>
      <text:p text:style-name="Text_20_body">This directory holds the XSD files that might be useful to develop ZK applications.</text:p>
      <text:h text:style-name="Heading_20_2" text:outline-level="2">/dist/WEB-INF</text:h>
      <text:p text:style-name="Text_20_body">This directory holds the TLD files. These TLD files are part of JAR files so they are loaded automatically. We put them here mainly for your reference only.</text:p>
      <text:h text:style-name="Heading_20_1" text:outline-level="1">Appendix B. The Content of Demo Distribution</text:h>
      <text:p text:style-name="Text_20_body">This chapter describes the content of zk-demo-5.0.1.zip.</text:p>
      <text:h text:style-name="Heading_20_2" text:outline-level="2">/</text:h>
      <text:p text:style-name="Text_20_body">This directory holds the executable: zkdemo.war, zkdemo-min.war, zkdemos.ear and zkdemos-min.ear. Refer to the Installation chapter for details.</text:p>
      <text:h text:style-name="Heading_20_2" text:outline-level="2">/zkdemo</text:h>
      <text:p text:style-name="Text_20_body">This directory holds the source codes of the live demo.</text:p>
      <text:h text:style-name="Heading_20_2" text:outline-level="2">/MyApp</text:h>
      <text:p text:style-name="Text_20_body">This directory holds an empty Web application which you can start your new Web application fr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15cm" fo:margin-bottom="0.15cm" fo:background-color="transparent" style:shadow="none">
        <style:background-image/>
      </style:paragraph-properties>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default-outline-level="1" style:class="text">
      <style:paragraph-properties fo:margin-top="0cm" fo:margin-bottom="0.499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9cm" fo:margin-bottom="0.3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paragraph-properties fo:margin-left="1cm" fo:margin-right="0cm" fo:margin-top="0.499cm" fo:margin-bottom="0.199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top="0.049cm" fo:margin-bottom="0.15cm"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199cm" fo:margin-bottom="0.101cm" fo:line-height="115%" fo:text-indent="0cm" style:auto-text-indent="false" style:shadow="non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page-number="auto"/>
      <style:text-properties fo:text-transform="capitalize" fo:font-size="14pt"/>
    </style:style>
    <style:style style:name="Appendix_20_Title" style:display-name="Appendix Title" style:family="paragraph" style:next-style-name="Text_20_body" style:master-page-name="">
      <style:paragraph-properties fo:line-height="200%" style:page-number="auto"/>
      <style:text-properties fo:text-transform="capitalize" fo:font-size="14pt"/>
    </style:style>
    <style:style style:name="Section1_20_Title" style:display-name="Section1 Title" style:family="paragraph" style:next-style-name="Text_20_body" style:master-page-name="">
      <style:paragraph-properties fo:line-height="200%" style:page-number="auto"/>
      <style:text-properties fo:text-transform="capitalize" fo:font-size="14pt"/>
    </style:style>
    <style:style style:name="Section2_20_Title" style:display-name="Section2 Title" style:family="paragraph" style:next-style-name="Text_20_body" style:master-page-name="">
      <style:paragraph-properties fo:line-height="200%" style:page-number="auto"/>
      <style:text-properties fo:text-transform="capitalize" fo:font-size="13pt"/>
    </style:style>
    <style:style style:name="Section3_20_Title" style:display-name="Section3 Title" style:family="paragraph" style:next-style-name="Text_20_body" style:master-page-name="">
      <style:paragraph-properties fo:line-height="200%" style:page-number="auto"/>
      <style:text-properties fo:text-transform="capitalize" fo:font-size="12pt"/>
    </style:style>
    <style:style style:name="Section4_20_Title" style:display-name="Section4 Title" style:family="paragraph" style:next-style-name="Text_20_body" style:master-page-name="">
      <style:paragraph-properties fo:line-height="200%" style:page-number="auto"/>
      <style:text-properties fo:text-transform="capitalize" fo:font-size="12pt"/>
    </style:style>
    <style:style style:name="Section5_20_Title" style:display-name="Section5 Title" style:family="paragraph" style:next-style-name="Text_20_body" style:master-page-name="">
      <style:paragraph-properties fo:line-height="200%" style:page-number="auto"/>
      <style:text-properties fo:text-transform="capitalize" fo:font-size="12pt"/>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VarList_20_Term" style:display-name="VarList Term" style:family="paragraph" style:parent-style-name="Text_20_body" style:list-style-name="Var_20_List" style:class="text">
      <style:paragraph-properties fo:margin-left="1cm" fo:margin-right="0cm" fo:text-indent="-4.5cm" style:auto-text-indent="false">
        <style:tab-stops>
          <style:tab-stop style:position="0cm"/>
        </style:tab-stops>
      </style:paragraph-properties>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1"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1"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Definition" style:family="text"/>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Ordered_20_List" style:display-name="Ordered List">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UnOrdered_20_List" style:display-name="UnOrdered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9-04-25T11:36:21</meta:creation-date>
    <dc:date>2010-01-28T11:08:45.48</dc:date>
    <dc:language>en-US</dc:language>
    <meta:editing-cycles>72</meta:editing-cycles>
    <meta:editing-duration>PT03H22M15S</meta:editing-duration>
    <meta:document-statistic meta:table-count="4" meta:image-count="19" meta:object-count="0" meta:page-count="26" meta:paragraph-count="292" meta:word-count="2425" meta:character-count="17371"/>
    <meta:user-defined meta:name="Info 1"/>
    <meta:user-defined meta:name="Info 2"/>
    <meta:user-defined meta:name="Info 3"/>
    <meta:user-defined meta:name="Info 4"/>
  </office:meta>
</office:document-meta>
</file>